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line draw:style-name="gr1" draw:text-style-name="P1" draw:layer="layout" svg:x1="2.1cm" svg:y1="5.3cm" svg:x2="18.4cm" svg:y2="5.3cm">
          <text:p/>
        </draw:line>
        <draw:custom-shape draw:style-name="gr2" draw:text-style-name="P1" draw:layer="layout" svg:width="3.2cm" svg:height="2.3cm" svg:x="3.2cm" svg:y="3cm">
          <text:p/>
          <draw:enhanced-geometry svg:viewBox="0 0 21600 21600" draw:glue-points="?f6 10800 10800 21600 ?f5 10800 10800 0" draw:text-areas="?f3 ?f3 ?f4 ?f4" draw:mirror-vertical="true" draw:type="trapezoid" draw:modifiers="4838.2380506091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4cm" svg:height="2.3cm" svg:x="7.7cm" svg:y="3cm">
          <text:p/>
          <draw:enhanced-geometry svg:viewBox="0 0 21600 21600" draw:glue-points="?f6 10800 10800 21600 ?f5 10800 10800 0" draw:text-areas="?f3 ?f3 ?f4 ?f4" draw:mirror-vertical="true" draw:type="trapezoid" draw:modifiers="2785.7035741064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4.1cm" svg:height="2.3cm" svg:x="12.8cm" svg:y="3cm">
          <text:p/>
          <draw:enhanced-geometry svg:viewBox="0 0 21600 21600" draw:glue-points="?f6 10800 10800 21600 ?f5 10800 10800 0" draw:text-areas="?f3 ?f3 ?f4 ?f4" draw:mirror-vertical="true" draw:type="trapezoid" draw:modifiers="8274.4696415508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1" draw:layer="layout" svg:x1="7.2cm" svg:y1="4.8cm" svg:x2="7.2cm" svg:y2="5.3cm">
          <text:p/>
        </draw:line>
        <draw:line draw:style-name="gr3" draw:text-style-name="P1" draw:layer="layout" svg:x1="12.3cm" svg:y1="4.8cm" svg:x2="12.3cm" svg:y2="5.3cm">
          <text:p/>
        </draw:line>
        <draw:line draw:style-name="gr3" draw:text-style-name="P1" draw:layer="layout" svg:x1="17.5cm" svg:y1="4.8cm" svg:x2="17.5cm" svg:y2="5.3cm">
          <text:p/>
        </draw:line>
        <draw:line draw:style-name="gr3" draw:text-style-name="P1" draw:layer="layout" svg:x1="2.156cm" svg:y1="4.8cm" svg:x2="2.156cm" svg:y2="5.3cm">
          <text:p/>
        </draw:line>
        <draw:g>
          <svg:title>TexMaths</svg:title>
          <svg:desc>36§display§...§svg§600§TRUE</svg:desc>
          <draw:polygon draw:style-name="gr4" draw:layer="layout" svg:width="1.357cm" svg:height="0.199cm" svg:x="17cm" svg:y="4.1cm" svg:viewBox="0 0 1358 200" draw:points="679,200 0,200 0,0 1358,0 1358,200">
            <text:p/>
          </draw:polygon>
          <draw:path draw:style-name="gr5" draw:layer="layout" svg:width="0.175cm" svg:height="0.199cm" svg:x="17.139cm" svg:y="4.1cm" svg:viewBox="0 0 176 200" svg:d="M176 100c0-53-37-100-88-100-46 0-88 47-88 100 0 58 42 100 88 100 51 0 88-42 88-100z">
            <text:p/>
          </draw:path>
          <draw:path draw:style-name="gr5" draw:layer="layout" svg:width="0.175cm" svg:height="0.199cm" svg:x="17.591cm" svg:y="4.1cm" svg:viewBox="0 0 176 200" svg:d="M176 100c0-53-37-100-88-100-46 0-88 47-88 100 0 58 42 100 88 100 51 0 88-42 88-100z">
            <text:p/>
          </draw:path>
          <draw:path draw:style-name="gr5" draw:layer="layout" svg:width="0.175cm" svg:height="0.199cm" svg:x="18.039cm" svg:y="4.1cm" svg:viewBox="0 0 176 200" svg:d="M176 100c0-53-37-100-88-100-46 0-88 47-88 100 0 58 42 100 88 100 51 0 88-42 88-100z">
            <text:p/>
          </draw:path>
        </draw:g>
        <draw:g>
          <svg:title>TexMaths</svg:title>
          <svg:desc>24§display§\mathrm{p}_{13}^{(1)}§svg§600§TRUE</svg:desc>
          <draw:polygon draw:style-name="gr4" draw:layer="layout" svg:width="1.333cm" svg:height="1.107cm" svg:x="14.2cm" svg:y="3.264cm" svg:viewBox="0 0 1334 1108" draw:points="667,1108 0,1108 0,0 1334,0 1334,1108">
            <text:p/>
          </draw:polygon>
          <draw:path draw:style-name="gr5" draw:layer="layout" svg:width="0.416cm" svg:height="0.539cm" svg:x="14.224cm" svg:y="3.773cm" svg:viewBox="0 0 417 540" svg:d="M122 55v-55l-122 10v26c60 0 67 5 67 41v398c0 38-9 38-67 38v27c29-3 72-5 96-5 22 0 65 2 96 5v-27c-58 0-67 0-67-38v-144-7c5 14 41 60 103 60 103 0 189-84 189-192s-81-192-177-192c-65 0-101 38-118 55zM125 278v-189c24-43 67-67 110-67 60 0 113 74 113 170 0 103-60 173-122 173-34 0-68-17-89-51-12-19-12-19-12-36z">
            <text:p/>
          </draw:path>
          <draw:path draw:style-name="gr5" draw:layer="layout" svg:width="0.155cm" svg:height="0.592cm" svg:x="14.737cm" svg:y="3.264cm" svg:viewBox="0 0 156 593" svg:d="M144 0c-115 79-144 204-144 295 0 84 24 214 144 298 5 0 12 0 12-8 0-4-2-4-7-9-79-72-108-173-108-279 0-160 62-239 110-283 3-2 5-4 5-7 0-7-7-7-12-7z">
            <text:p/>
          </draw:path>
          <draw:path draw:style-name="gr5" draw:layer="layout" svg:width="0.217cm" svg:height="0.392cm" svg:x="14.997cm" svg:y="3.314cm" svg:viewBox="0 0 218 393" svg:d="M134 17c0-17 0-17-16-17-39 38-94 38-118 38v22c14 0 53 0 86-17v302c0 20 0 27-60 27h-21v21c9 0 84-2 105-2 20 0 94 2 108 2v-21h-24c-60 0-60-7-60-27z">
            <text:p/>
          </draw:path>
          <draw:path draw:style-name="gr5" draw:layer="layout" svg:width="0.155cm" svg:height="0.592cm" svg:x="15.311cm" svg:y="3.264cm" svg:viewBox="0 0 156 593" svg:d="M12 0c-5 0-12 0-12 7 0 3 2 5 5 10 53 45 110 127 110 278 0 125-41 218-105 276-10 10-10 12-10 14 0 3 2 8 7 8 7 0 65-41 103-113 27-51 46-115 46-183 0-83-26-213-144-297z">
            <text:p/>
          </draw:path>
          <draw:path draw:style-name="gr5" draw:layer="layout" svg:width="0.217cm" svg:height="0.392cm" svg:x="14.733cm" svg:y="3.977cm" svg:viewBox="0 0 218 393" svg:d="M134 17c0-17 0-17-16-17-39 38-94 38-118 38v22c14 0 53 0 86-17v302c0 20 0 27-60 27h-21v21c9 0 84-2 105-2 20 0 94 2 108 2v-21h-24c-60 0-60-7-60-27z">
            <text:p/>
          </draw:path>
          <draw:path draw:style-name="gr5" draw:layer="layout" svg:width="0.273cm" svg:height="0.404cm" svg:x="15.037cm" svg:y="3.977cm" svg:viewBox="0 0 274 405" svg:d="M130 197c48 0 81 31 81 96 0 72-43 93-79 93-24 0-74-5-101-41 29 0 36-21 36-33 0-19-14-31-33-31-17 0-34 9-34 33 0 55 62 91 134 91 82 0 140-55 140-112 0-48-39-94-104-108 63-22 84-67 84-103 0-46-52-82-120-82-64 0-115 31-115 79 0 22 12 31 31 31 17 0 29-12 29-28 0-20-12-32-29-32 20-26 60-33 84-33 27 0 63 14 63 65 0 26-7 52-24 72-19 21-36 24-65 24-14 2-17 2-19 2-3 0-7 0-7 7 0 10 7 10 16 10z">
            <text:p/>
          </draw:path>
        </draw:g>
        <draw:g>
          <svg:title>TexMaths</svg:title>
          <svg:desc>24§display§\mathrm{p}_{12}^{(1)}§svg§600§TRUE</svg:desc>
          <draw:polygon draw:style-name="gr4" draw:layer="layout" svg:width="1.333cm" svg:height="1.108cm" svg:x="9cm" svg:y="3.264cm" svg:viewBox="0 0 1334 1109" draw:points="667,1109 0,1109 0,0 1334,0 1334,1109">
            <text:p/>
          </draw:polygon>
          <draw:path draw:style-name="gr5" draw:layer="layout" svg:width="0.416cm" svg:height="0.539cm" svg:x="9.024cm" svg:y="3.773cm" svg:viewBox="0 0 417 540" svg:d="M122 55v-55l-122 10v26c60 0 67 5 67 41v398c0 39-9 39-67 39v26c29-2 72-5 96-5 22 0 65 3 96 5v-26c-58 0-67 0-67-39v-144-7c5 14 41 60 103 60 103 0 189-84 189-192s-81-192-177-192c-65 0-101 38-118 55zM125 278v-189c24-43 67-67 110-67 60 0 113 74 113 170 0 103-60 173-122 173-34 0-68-17-89-51-12-19-12-19-12-36z">
            <text:p/>
          </draw:path>
          <draw:path draw:style-name="gr5" draw:layer="layout" svg:width="0.155cm" svg:height="0.592cm" svg:x="9.537cm" svg:y="3.264cm" svg:viewBox="0 0 156 593" svg:d="M144 0c-115 79-144 204-144 295 0 84 24 214 144 298 5 0 12 0 12-7 0-5-2-5-7-10-79-72-108-173-108-278 0-161 62-240 110-284 3-2 5-4 5-7 0-7-7-7-12-7z">
            <text:p/>
          </draw:path>
          <draw:path draw:style-name="gr5" draw:layer="layout" svg:width="0.217cm" svg:height="0.393cm" svg:x="9.797cm" svg:y="3.314cm" svg:viewBox="0 0 218 394" svg:d="M134 17c0-17 0-17-16-17-39 38-94 38-118 38v22c14 0 53 0 86-17v303c0 19 0 26-60 26h-21v22c9 0 84-3 105-3 20 0 94 3 108 3v-22h-24c-60 0-60-7-60-26z">
            <text:p/>
          </draw:path>
          <draw:path draw:style-name="gr5" draw:layer="layout" svg:width="0.155cm" svg:height="0.592cm" svg:x="10.111cm" svg:y="3.264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5" draw:layer="layout" svg:width="0.217cm" svg:height="0.393cm" svg:x="9.533cm" svg:y="3.977cm" svg:viewBox="0 0 218 394" svg:d="M134 17c0-17 0-17-16-17-39 38-94 38-118 38v22c14 0 53 0 86-17v303c0 19 0 26-60 26h-21v22c9 0 84-3 105-3 20 0 94 3 108 3v-22h-24c-60 0-60-7-60-26z">
            <text:p/>
          </draw:path>
          <draw:path draw:style-name="gr5" draw:layer="layout" svg:width="0.263cm" svg:height="0.393cm" svg:x="9.842cm" svg:y="3.97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</draw:g>
        <draw:g>
          <svg:title>TexMaths</svg:title>
          <svg:desc>24§display§\mathrm{p}_{11}^{(1)}§svg§600§TRUE</svg:desc>
          <draw:polygon draw:style-name="gr4" draw:layer="layout" svg:width="1.333cm" svg:height="1.108cm" svg:x="4.2cm" svg:y="3.264cm" svg:viewBox="0 0 1334 1109" draw:points="667,1109 0,1109 0,0 1334,0 1334,1109">
            <text:p/>
          </draw:polygon>
          <draw:path draw:style-name="gr5" draw:layer="layout" svg:width="0.416cm" svg:height="0.539cm" svg:x="4.224cm" svg:y="3.773cm" svg:viewBox="0 0 417 540" svg:d="M122 55v-55l-122 10v26c60 0 67 5 67 41v398c0 39-9 39-67 39v26c29-2 72-5 96-5 22 0 65 3 96 5v-26c-58 0-67 0-67-39v-144-7c5 14 41 60 103 60 103 0 189-84 189-192s-81-192-177-192c-65 0-101 38-118 55zM125 278v-189c24-43 67-67 110-67 60 0 113 74 113 170 0 103-60 173-122 173-34 0-68-17-89-51-12-19-12-19-12-36z">
            <text:p/>
          </draw:path>
          <draw:path draw:style-name="gr5" draw:layer="layout" svg:width="0.155cm" svg:height="0.592cm" svg:x="4.737cm" svg:y="3.264cm" svg:viewBox="0 0 156 593" svg:d="M144 0c-115 79-144 204-144 295 0 84 24 214 144 298 5 0 12 0 12-7 0-5-2-5-7-10-79-72-108-173-108-278 0-161 62-240 110-284 3-2 5-4 5-7 0-7-7-7-12-7z">
            <text:p/>
          </draw:path>
          <draw:path draw:style-name="gr5" draw:layer="layout" svg:width="0.217cm" svg:height="0.393cm" svg:x="4.997cm" svg:y="3.314cm" svg:viewBox="0 0 218 394" svg:d="M134 17c0-17 0-17-16-17-39 38-94 38-118 38v22c14 0 53 0 86-17v303c0 19 0 26-60 26h-21v22c9 0 84-3 105-3 20 0 94 3 108 3v-22h-24c-60 0-60-7-60-26z">
            <text:p/>
          </draw:path>
          <draw:path draw:style-name="gr5" draw:layer="layout" svg:width="0.155cm" svg:height="0.592cm" svg:x="5.311cm" svg:y="3.264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5" draw:layer="layout" svg:width="0.217cm" svg:height="0.393cm" svg:x="4.733cm" svg:y="3.977cm" svg:viewBox="0 0 218 394" svg:d="M134 17c0-17 0-17-16-17-39 38-94 38-118 38v22c14 0 53 0 86-17v303c0 19 0 26-60 26h-21v22c9 0 84-3 105-3 20 0 94 3 108 3v-22h-24c-60 0-60-7-60-26z">
            <text:p/>
          </draw:path>
          <draw:path draw:style-name="gr5" draw:layer="layout" svg:width="0.217cm" svg:height="0.393cm" svg:x="5.069cm" svg:y="3.977cm" svg:viewBox="0 0 218 394" svg:d="M134 17c0-17 0-17-16-17-39 38-94 38-118 38v22c14 0 53 0 86-17v303c0 19 0 26-60 26h-21v22c9 0 84-3 105-3 20 0 94 3 108 3v-22h-24c-60 0-60-7-60-26z">
            <text:p/>
          </draw:path>
        </draw:g>
        <draw:g>
          <svg:title>TexMaths</svg:title>
          <svg:desc>14§display§0§svg§600§TRUE</svg:desc>
          <draw:polygon draw:style-name="gr4" draw:layer="layout" svg:width="0.247cm" svg:height="0.317cm" svg:x="2.1cm" svg:y="5.511cm" svg:viewBox="0 0 248 318" draw:points="123,318 0,318 0,0 248,0 248,318">
            <text:p/>
          </draw:polygon>
          <draw:path draw:style-name="gr5" draw:layer="layout" svg:width="0.208cm" svg:height="0.339cm" svg:x="2.12cm" svg:y="5.5cm" svg:viewBox="0 0 209 340" svg:d="M209 171c0-39-3-79-20-115-22-48-63-56-84-56-31 0-66 13-87 59-15 33-18 73-18 112 0 37 1 81 22 119 21 40 58 50 82 50 26 0 64-11 87-57 15-34 18-73 18-112zM104 329c-19 0-48-13-58-60-5-30-5-75-5-104 0-32 0-64 4-91 10-59 46-63 59-63 16 0 49 9 59 58 5 28 5 65 5 96 0 36 0 70-5 102-9 46-37 62-59 62z">
            <text:p/>
          </draw:path>
        </draw:g>
        <draw:g>
          <svg:title>TexMaths</svg:title>
          <svg:desc>13§inline§|X|§svg§600§TRUE</svg:desc>
          <draw:polygon draw:style-name="gr4" draw:layer="layout" svg:width="0.669cm" svg:height="0.457cm" svg:x="6.4cm" svg:y="5.5cm" svg:viewBox="0 0 670 458" draw:points="336,458 0,458 0,0 670,0 670,458">
            <text:p/>
          </draw:polygon>
          <draw:path draw:style-name="gr5" draw:layer="layout" svg:width="0.019cm" svg:height="0.457cm" svg:x="6.455cm" svg:y="5.5cm" svg:viewBox="0 0 20 458" svg:d="M20 17c0-9 0-17-10-17s-10 8-10 17v425c0 8 0 16 10 16s10-8 10-16z">
            <text:p/>
          </draw:path>
          <draw:path draw:style-name="gr5" draw:layer="layout" svg:width="0.378cm" svg:height="0.313cm" svg:x="6.539cm" svg:y="5.531cm" svg:viewBox="0 0 379 314" svg:d="M211 125l-39-91c-2-4-3-5-3-7s8-11 27-13c4 0 10-1 10-9 0-5-6-5-7-5-19 0-39 1-58 1-12 0-40-1-51-1-3 0-9 0-9 9 0 5 5 5 11 5 28 0 30 4 34 15l55 128-98 105-5 5c-23 23-44 31-68 32-6 0-10 0-10 9 0 2 0 6 7 6 13 0 28-2 42-2 17 0 36 2 51 2 3 0 9 0 9-10 0-5-5-5-6-5-4 0-18-1-18-14 0-7 7-14 13-21l46-49 41-45 47 110c2 5 2 5 2 6 0 4-9 12-27 13-4 0-9 2-9 9 0 6 5 6 8 6 13 0 44-2 57-2 12 0 39 2 51 2 3 0 9 0 9-10 0-5-6-5-8-5-31 0-33-1-40-19-19-43-49-115-59-142 31-33 79-87 94-100 13-12 31-22 58-24 5 0 11 0 11-9 0 0 0-5-7-5-14 0-29 1-43 1-17 0-35-1-51-1-2 0-9 0-9 9 0 4 3 5 6 5s18 2 18 15c0 6-5 11-8 17z">
            <text:p/>
          </draw:path>
          <draw:path draw:style-name="gr5" draw:layer="layout" svg:width="0.019cm" svg:height="0.457cm" svg:x="6.996cm" svg:y="5.5cm" svg:viewBox="0 0 20 458" svg:d="M20 17c0-9 0-17-10-17s-10 8-10 17v425c0 8 0 16 10 16s10-8 10-16z">
            <text:p/>
          </draw:path>
        </draw:g>
        <draw:g>
          <svg:title>TexMaths</svg:title>
          <svg:desc>14§display§0§svg§600§TRUE</svg:desc>
          <draw:polygon draw:style-name="gr4" draw:layer="layout" svg:width="0.247cm" svg:height="0.317cm" svg:x="7.3cm" svg:y="5.528cm" svg:viewBox="0 0 248 318" draw:points="123,318 0,318 0,0 248,0 248,318">
            <text:p/>
          </draw:polygon>
          <draw:path draw:style-name="gr5" draw:layer="layout" svg:width="0.208cm" svg:height="0.339cm" svg:x="7.32cm" svg:y="5.517cm" svg:viewBox="0 0 209 340" svg:d="M209 171c0-39-3-79-20-115-22-48-63-56-84-56-31 0-66 13-87 59-15 33-18 73-18 112 0 37 1 81 22 119 21 40 58 50 82 50 26 0 64-11 87-57 15-34 18-73 18-112zM104 329c-19 0-48-13-58-60-5-30-5-75-5-104 0-32 0-64 4-91 10-59 46-63 59-63 16 0 49 9 59 58 5 28 5 65 5 96 0 36 0 70-5 102-9 46-37 62-59 62z">
            <text:p/>
          </draw:path>
        </draw:g>
        <draw:g>
          <svg:title>TexMaths</svg:title>
          <svg:desc>13§inline§|X|§svg§600§TRUE</svg:desc>
          <draw:polygon draw:style-name="gr4" draw:layer="layout" svg:width="0.669cm" svg:height="0.457cm" svg:x="11.6cm" svg:y="5.501cm" svg:viewBox="0 0 670 458" draw:points="336,458 0,458 0,0 670,0 670,458">
            <text:p/>
          </draw:polygon>
          <draw:path draw:style-name="gr5" draw:layer="layout" svg:width="0.019cm" svg:height="0.457cm" svg:x="11.655cm" svg:y="5.501cm" svg:viewBox="0 0 20 458" svg:d="M20 17c0-9 0-17-10-17s-10 8-10 17v425c0 8 0 16 10 16s10-8 10-16z">
            <text:p/>
          </draw:path>
          <draw:path draw:style-name="gr5" draw:layer="layout" svg:width="0.378cm" svg:height="0.313cm" svg:x="11.739cm" svg:y="5.532cm" svg:viewBox="0 0 379 314" svg:d="M211 125l-39-91c-2-4-3-5-3-7s8-11 27-13c4 0 10-1 10-9 0-5-6-5-7-5-19 0-39 1-58 1-12 0-40-1-51-1-3 0-9 0-9 9 0 5 5 5 11 5 28 0 30 4 34 15l55 128-98 105-5 5c-23 23-44 31-68 32-6 0-10 0-10 9 0 2 0 6 7 6 13 0 28-2 42-2 17 0 36 2 51 2 3 0 9 0 9-10 0-5-5-5-6-5-4 0-18-1-18-14 0-7 7-14 13-21l46-49 41-45 47 110c2 5 2 5 2 6 0 4-9 12-27 13-4 0-9 2-9 9 0 6 5 6 8 6 13 0 44-2 57-2 12 0 39 2 51 2 3 0 9 0 9-10 0-5-6-5-8-5-31 0-33-1-40-19-19-43-49-115-59-142 31-33 79-87 94-100 13-12 31-22 58-24 5 0 11 0 11-9 0 0 0-5-7-5-14 0-29 1-43 1-17 0-35-1-51-1-2 0-9 0-9 9 0 4 3 5 6 5s18 2 18 15c0 6-5 11-8 17z">
            <text:p/>
          </draw:path>
          <draw:path draw:style-name="gr5" draw:layer="layout" svg:width="0.019cm" svg:height="0.457cm" svg:x="12.196cm" svg:y="5.501cm" svg:viewBox="0 0 20 458" svg:d="M20 17c0-9 0-17-10-17s-10 8-10 17v425c0 8 0 16 10 16s10-8 10-16z">
            <text:p/>
          </draw:path>
        </draw:g>
        <draw:g>
          <svg:title>TexMaths</svg:title>
          <svg:desc>14§display§0§svg§600§TRUE</svg:desc>
          <draw:polygon draw:style-name="gr4" draw:layer="layout" svg:width="0.247cm" svg:height="0.317cm" svg:x="12.5cm" svg:y="5.541cm" svg:viewBox="0 0 248 318" draw:points="123,318 0,318 0,0 248,0 248,318">
            <text:p/>
          </draw:polygon>
          <draw:path draw:style-name="gr5" draw:layer="layout" svg:width="0.208cm" svg:height="0.339cm" svg:x="12.52cm" svg:y="5.53cm" svg:viewBox="0 0 209 340" svg:d="M209 171c0-39-3-79-20-115-22-48-63-56-84-56-31 0-66 13-87 59-15 33-18 73-18 112 0 37 1 81 22 119 21 40 58 50 82 50 26 0 64-11 87-57 15-34 18-73 18-112zM104 329c-19 0-48-13-58-60-5-30-5-75-5-104 0-32 0-64 4-91 10-59 46-63 59-63 16 0 49 9 59 58 5 28 5 65 5 96 0 36 0 70-5 102-9 46-37 62-59 62z">
            <text:p/>
          </draw:path>
        </draw:g>
        <draw:g>
          <svg:title>TexMaths</svg:title>
          <svg:desc>13§inline§|X|§svg§600§TRUE</svg:desc>
          <draw:polygon draw:style-name="gr4" draw:layer="layout" svg:width="0.669cm" svg:height="0.457cm" svg:x="16.8cm" svg:y="5.502cm" svg:viewBox="0 0 670 458" draw:points="336,458 0,458 0,0 670,0 670,458">
            <text:p/>
          </draw:polygon>
          <draw:path draw:style-name="gr5" draw:layer="layout" svg:width="0.019cm" svg:height="0.457cm" svg:x="16.855cm" svg:y="5.502cm" svg:viewBox="0 0 20 458" svg:d="M20 17c0-9 0-17-10-17s-10 8-10 17v425c0 8 0 16 10 16s10-8 10-16z">
            <text:p/>
          </draw:path>
          <draw:path draw:style-name="gr5" draw:layer="layout" svg:width="0.378cm" svg:height="0.313cm" svg:x="16.939cm" svg:y="5.533cm" svg:viewBox="0 0 379 314" svg:d="M211 125l-39-91c-2-4-3-5-3-7s8-11 27-13c4 0 10-1 10-9 0-5-6-5-7-5-19 0-39 1-58 1-12 0-40-1-51-1-3 0-9 0-9 9 0 5 5 5 11 5 28 0 30 4 34 15l55 128-98 105-5 5c-23 23-44 31-68 32-6 0-10 0-10 9 0 2 0 6 7 6 13 0 28-2 42-2 17 0 36 2 51 2 3 0 9 0 9-10 0-5-5-5-6-5-4 0-18-1-18-14 0-7 7-14 13-21l46-49 41-45 47 110c2 5 2 5 2 6 0 4-9 12-27 13-4 0-9 2-9 9 0 6 5 6 8 6 13 0 44-2 57-2 12 0 39 2 51 2 3 0 9 0 9-10 0-5-6-5-8-5-31 0-33-1-40-19-19-43-49-115-59-142 31-33 79-87 94-100 13-12 31-22 58-24 5 0 11 0 11-9 0 0 0-5-7-5-14 0-29 1-43 1-17 0-35-1-51-1-2 0-9 0-9 9 0 4 3 5 6 5s18 2 18 15c0 6-5 11-8 17z">
            <text:p/>
          </draw:path>
          <draw:path draw:style-name="gr5" draw:layer="layout" svg:width="0.019cm" svg:height="0.457cm" svg:x="17.396cm" svg:y="5.502cm" svg:viewBox="0 0 20 458" svg:d="M20 17c0-9 0-17-10-17s-10 8-10 17v425c0 8 0 16 10 16s10-8 10-16z">
            <text:p/>
          </draw:path>
        </draw:g>
        <draw:g>
          <svg:title>TexMaths</svg:title>
          <svg:desc>28§display§x§svg§600§TRUE</svg:desc>
          <draw:polygon draw:style-name="gr4" draw:layer="layout" svg:width="0.565cm" svg:height="0.425cm" svg:x="18.546cm" svg:y="4.611cm" svg:viewBox="0 0 566 426" draw:points="283,426 0,426 0,0 566,0 566,426">
            <text:p/>
          </draw:polygon>
          <draw:path draw:style-name="gr5" draw:layer="layout" svg:width="0.492cm" svg:height="0.447cm" svg:x="18.574cm" svg:y="4.6cm" svg:viewBox="0 0 493 448" svg:d="M303 140c5-28 28-118 98-118 5 0 28 0 47 12-25 5-45 30-45 53 0 17 9 36 37 36 22 0 53-19 53-59 0-50-59-64-92-64-56 0-93 53-104 76-25-65-78-76-106-76-104 0-160 129-160 151 0 11 8 11 11 11 8 0 11-2 14-11 34-103 98-129 132-129 19 0 53 9 53 65 0 31-17 98-53 238-14 61-51 101-93 101-8 0-31 0-50-12 25-5 47-25 47-53s-22-36-39-36c-28 0-53 28-53 59 0 44 50 64 92 64 68 0 101-70 104-76 14 37 48 76 109 76 101 0 157-126 157-151 0-11-8-11-11-11-8 0-11 5-14 11-31 106-98 129-132 129-39 0-53-31-53-65 0-22 6-42 17-87z">
            <text:p/>
          </draw:path>
        </draw:g>
        <draw:line draw:style-name="gr6" draw:text-style-name="P1" draw:layer="layout" svg:x1="18.4cm" svg:y1="5.3cm" svg:x2="18.8cm" svg:y2="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1T16:38:35.051131245</meta:creation-date>
    <dc:date>2015-12-21T17:08:29.745009128</dc:date>
    <meta:editing-duration>PT14M33S</meta:editing-duration>
    <meta:editing-cycles>3</meta:editing-cycles>
    <meta:generator>LibreOffice/4.2.8.2$Linux_X86_64 LibreOffice_project/420m0$Build-2</meta:generator>
    <meta:document-statistic meta:object-count="65"/>
  </office:meta>
</office:document-meta>
</file>